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23a" officeooo:paragraph-rsid="0004723a"/>
    </style:style>
    <style:style style:name="P2" style:family="paragraph" style:parent-style-name="Standard">
      <style:text-properties officeooo:rsid="0005145d" officeooo:paragraph-rsid="0005145d"/>
    </style:style>
    <style:style style:name="P3" style:family="paragraph" style:parent-style-name="Standard">
      <style:text-properties officeooo:rsid="00059b83" officeooo:paragraph-rsid="00059b83"/>
    </style:style>
    <style:style style:name="P4" style:family="paragraph" style:parent-style-name="Standard">
      <style:text-properties officeooo:rsid="0006287e" officeooo:paragraph-rsid="0006287e"/>
    </style:style>
    <style:style style:name="P5" style:family="paragraph" style:parent-style-name="Standard">
      <style:text-properties officeooo:rsid="0006f8ba" officeooo:paragraph-rsid="0006f8ba"/>
    </style:style>
    <style:style style:name="T1" style:family="text">
      <style:text-properties officeooo:rsid="0005145d"/>
    </style:style>
    <style:style style:name="T2" style:family="text">
      <style:text-properties officeooo:rsid="00062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Database for library work</text:p>
      <text:p text:style-name="P1"/>
      <text:p text:style-name="P1">Parents often ask for the AR points for some books</text:p>
      <text:p text:style-name="P1"/>
      <text:p text:style-name="P1">We sort the books by author, some schools sort it by AR points</text:p>
      <text:p text:style-name="P1"/>
      <text:p text:style-name="P3">Table: Books</text:p>
      <text:p text:style-name="P3">KEY: Barcode or ISBN</text:p>
      <text:p text:style-name="P3">status, location, ar point, book level</text:p>
      <text:p text:style-name="P1"/>
      <text:p text:style-name="P3">Table: Branch Location</text:p>
      <text:p text:style-name="P3">Clovis, Sunnyside, Woodward, etc</text:p>
      <text:p text:style-name="P3"/>
      <text:p text:style-name="P3">Table: User</text:p>
      <text:p text:style-name="P3">KEY: ID</text:p>
      <text:p text:style-name="P3">Name, comment_<text:span text:style-name="T2">id</text:span>, upvotes, downvotes</text:p>
      <text:p text:style-name="P1"/>
      <text:p text:style-name="P4">Table: Comments</text:p>
      <text:p text:style-name="P4">ID, comment</text:p>
      <text:p text:style-name="P1"/>
      <text:p text:style-name="P4">Table: Rating</text:p>
      <text:p text:style-name="P4">ID, Stars, Date</text:p>
      <text:p text:style-name="P4"/>
      <text:p text:style-name="P4"/>
      <text:p text:style-name="P1">Application:</text:p>
      <text:p text:style-name="P1"/>
      <text:p text:style-name="P1">Get a list of books in certain AR point range <text:span text:style-name="T1">or book level range</text:span> and order it by author</text:p>
      <text:p text:style-name="P1">Get a list of books by certain author, and order it by point <text:span text:style-name="T1">or book level</text:span></text:p>
      <text:p text:style-name="P1"><text:span text:style-name="T1">Limit it by avaialability (checked-in status)</text:span></text:p>
      <text:p text:style-name="P1"/>
      <text:p text:style-name="P1">Data mining:</text:p>
      <text:p text:style-name="P1"/>
      <text:p text:style-name="P1">Which author has the most view for points</text:p>
      <text:p text:style-name="P1">Which author has the most X ar point books</text:p>
      <text:p text:style-name="P5">Check outs</text:p>
      <text:p text:style-name="P1"/>
      <text:p text:style-name="P1"/>
      <text:p text:style-name="P1">Rating Table</text:p>
      <text:p text:style-name="P1"/>
      <text:p text:style-name="P1">User can rate the book 1~5 stars</text:p>
      <text:p text:style-name="P1">User can comment about the book</text:p>
      <text:p text:style-name="P1">Users can upvote or downvote comments</text:p>
      <text:p text:style-name="P2">Highest rated book from certain author with a book level of X</text:p>
      <text:p text:style-name="P2">Book with the most upvoted comment from author X</text:p>
      <text:p text:style-name="P4">Most recent rating with 5 sta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1:41:52.118000000</meta:creation-date>
    <dc:date>2015-03-12T13:40:08.847000000</dc:date>
    <meta:editing-duration>PT6M46S</meta:editing-duration>
    <meta:editing-cycles>1</meta:editing-cycles>
    <meta:document-statistic meta:table-count="0" meta:image-count="0" meta:object-count="0" meta:page-count="1" meta:paragraph-count="30" meta:word-count="175" meta:character-count="954" meta:non-whitespace-character-count="809"/>
    <meta:generator>LibreOffice/4.4.0.3$Windows_x86 LibreOffice_project/de093506bcdc5fafd9023ee680b8c60e3e0645d7</meta:generator>
  </office:meta>
</office:document-meta>
</file>